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3772" officeooo:paragraph-rsid="000c3772"/>
    </style:style>
    <style:style style:name="P2" style:family="paragraph" style:parent-style-name="Standard" style:list-style-name="L1">
      <style:text-properties officeooo:rsid="000c3772" officeooo:paragraph-rsid="000c3772"/>
    </style:style>
    <style:style style:name="P3" style:family="paragraph" style:parent-style-name="Standard" style:list-style-name="L1">
      <style:text-properties officeooo:rsid="0010c85d" officeooo:paragraph-rsid="0010c85d"/>
    </style:style>
    <style:style style:name="P4" style:family="paragraph" style:parent-style-name="Standard">
      <style:text-properties officeooo:rsid="001ea1ea" officeooo:paragraph-rsid="001ea1ea"/>
    </style:style>
    <style:style style:name="P5" style:family="paragraph" style:parent-style-name="Standard">
      <style:text-properties officeooo:rsid="000d6c5b" officeooo:paragraph-rsid="000d6c5b"/>
    </style:style>
    <style:style style:name="P6" style:family="paragraph" style:parent-style-name="Standard">
      <style:text-properties officeooo:rsid="000e55fc" officeooo:paragraph-rsid="000e55fc"/>
    </style:style>
    <style:style style:name="P7" style:family="paragraph" style:parent-style-name="Standard">
      <style:text-properties fo:font-weight="bold" officeooo:rsid="000e55fc" officeooo:paragraph-rsid="000e55fc" style:font-weight-asian="bold" style:font-weight-complex="bold"/>
    </style:style>
    <style:style style:name="P8" style:family="paragraph" style:parent-style-name="Standard">
      <style:text-properties fo:font-weight="normal" officeooo:rsid="000e55fc" officeooo:paragraph-rsid="000e55fc" style:font-weight-asian="normal" style:font-weight-complex="normal"/>
    </style:style>
    <style:style style:name="P9" style:family="paragraph" style:parent-style-name="Standard">
      <style:text-properties officeooo:rsid="000fe942" officeooo:paragraph-rsid="000fe942"/>
    </style:style>
    <style:style style:name="P10" style:family="paragraph" style:parent-style-name="Standard">
      <style:text-properties officeooo:rsid="000c3772" officeooo:paragraph-rsid="000c3772"/>
    </style:style>
    <style:style style:name="P11" style:family="paragraph" style:parent-style-name="Standard">
      <style:text-properties officeooo:rsid="0010c85d" officeooo:paragraph-rsid="0010c85d"/>
    </style:style>
    <style:style style:name="P12" style:family="paragraph" style:parent-style-name="Standard">
      <style:text-properties officeooo:rsid="001ea1ea" officeooo:paragraph-rsid="001ea1ea"/>
    </style:style>
    <style:style style:name="P13" style:family="paragraph" style:parent-style-name="Standard">
      <style:text-properties officeooo:rsid="000d6c5b" officeooo:paragraph-rsid="000d6c5b"/>
    </style:style>
    <style:style style:name="P14" style:family="paragraph" style:parent-style-name="Standard">
      <style:text-properties officeooo:rsid="000d6c5b" officeooo:paragraph-rsid="000c3772"/>
    </style:style>
    <style:style style:name="P15" style:family="paragraph" style:parent-style-name="Standard">
      <style:text-properties officeooo:rsid="000e55fc" officeooo:paragraph-rsid="000e55fc"/>
    </style:style>
    <style:style style:name="P16" style:family="paragraph" style:parent-style-name="Standard">
      <style:text-properties fo:font-weight="bold" officeooo:rsid="000e55fc" officeooo:paragraph-rsid="000e55fc" style:font-weight-asian="bold" style:font-weight-complex="bold"/>
    </style:style>
    <style:style style:name="P17" style:family="paragraph" style:parent-style-name="Standard">
      <style:text-properties fo:font-weight="normal" officeooo:rsid="000e55fc" officeooo:paragraph-rsid="000e55fc" style:font-weight-asian="normal" style:font-weight-complex="normal"/>
    </style:style>
    <style:style style:name="P18" style:family="paragraph" style:parent-style-name="Standard">
      <style:text-properties fo:font-weight="normal" officeooo:rsid="000fe942" officeooo:paragraph-rsid="000fe942" style:font-weight-asian="normal" style:font-weight-complex="normal"/>
    </style:style>
    <style:style style:name="P19" style:family="paragraph" style:parent-style-name="Standard">
      <style:text-properties officeooo:rsid="000fe942" officeooo:paragraph-rsid="000fe942"/>
    </style:style>
    <style:style style:name="P20" style:family="paragraph" style:parent-style-name="Standard">
      <style:text-properties officeooo:rsid="0016200b" officeooo:paragraph-rsid="0016200b"/>
    </style:style>
    <style:style style:name="P21" style:family="paragraph" style:parent-style-name="Standard">
      <style:text-properties officeooo:rsid="0016a44b" officeooo:paragraph-rsid="0016a44b"/>
    </style:style>
    <style:style style:name="P22" style:family="paragraph" style:parent-style-name="Table_20_Contents">
      <style:text-properties officeooo:rsid="000e55fc" officeooo:paragraph-rsid="000e55fc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e55fc" officeooo:paragraph-rsid="000e55fc" style:font-weight-asian="bold" style:font-weight-complex="bold"/>
    </style:style>
    <style:style style:name="P24" style:family="paragraph" style:parent-style-name="Table_20_Contents">
      <style:text-properties officeooo:rsid="000fe942" officeooo:paragraph-rsid="000fe942"/>
    </style:style>
    <style:style style:name="P25" style:family="paragraph" style:parent-style-name="Standard" style:list-style-name="L1">
      <style:text-properties officeooo:rsid="000c3772" officeooo:paragraph-rsid="000c3772"/>
    </style:style>
    <style:style style:name="P26" style:family="paragraph" style:parent-style-name="Standard" style:list-style-name="L2">
      <style:text-properties officeooo:rsid="000c3772" officeooo:paragraph-rsid="000c3772"/>
    </style:style>
    <style:style style:name="P27" style:family="paragraph" style:parent-style-name="Standard">
      <style:text-properties officeooo:rsid="000c3772" officeooo:paragraph-rsid="000c3772"/>
    </style:style>
    <style:style style:name="P28" style:family="paragraph" style:parent-style-name="Standard" style:list-style-name="L1">
      <style:text-properties officeooo:rsid="0010c85d" officeooo:paragraph-rsid="0010c85d"/>
    </style:style>
    <style:style style:name="P29" style:family="paragraph" style:parent-style-name="Standard" style:list-style-name="L1">
      <style:text-properties officeooo:rsid="0010c85d" officeooo:paragraph-rsid="000fe942"/>
    </style:style>
    <style:style style:name="P30" style:family="paragraph" style:parent-style-name="Standard" style:list-style-name="L3">
      <style:text-properties officeooo:rsid="0010c85d" officeooo:paragraph-rsid="0010c85d"/>
    </style:style>
    <style:style style:name="P31" style:family="paragraph" style:parent-style-name="Standard" style:list-style-name="L2">
      <style:text-properties officeooo:rsid="000d6c5b" officeooo:paragraph-rsid="000d6c5b"/>
    </style:style>
    <style:style style:name="P32" style:family="paragraph" style:parent-style-name="Standard" style:list-style-name="L1">
      <style:text-properties officeooo:rsid="000d6c5b" officeooo:paragraph-rsid="000d6c5b"/>
    </style:style>
    <style:style style:name="P33" style:family="paragraph" style:parent-style-name="Standard">
      <style:text-properties officeooo:rsid="000d6c5b" officeooo:paragraph-rsid="000d6c5b"/>
    </style:style>
    <style:style style:name="P34" style:family="paragraph" style:parent-style-name="Standard">
      <style:text-properties officeooo:rsid="001ea1ea" officeooo:paragraph-rsid="001ea1ea"/>
    </style:style>
    <style:style style:name="P35" style:family="paragraph" style:parent-style-name="Standard">
      <style:text-properties officeooo:rsid="000e55fc" officeooo:paragraph-rsid="000e55fc"/>
    </style:style>
    <style:style style:name="P36" style:family="paragraph" style:parent-style-name="Standard">
      <style:text-properties fo:font-weight="bold" officeooo:rsid="000e55fc" officeooo:paragraph-rsid="000e55fc" style:font-weight-asian="bold" style:font-weight-complex="bold"/>
    </style:style>
    <style:style style:name="P37" style:family="paragraph" style:parent-style-name="Standard">
      <style:text-properties fo:font-weight="normal" officeooo:rsid="000e55fc" officeooo:paragraph-rsid="000e55fc" style:font-weight-asian="normal" style:font-weight-complex="normal"/>
    </style:style>
    <style:style style:name="P38" style:family="paragraph" style:parent-style-name="Standard">
      <style:text-properties officeooo:rsid="000fe942" officeooo:paragraph-rsid="000fe942"/>
    </style:style>
    <style:style style:name="T1" style:family="text">
      <style:text-properties officeooo:rsid="000d6c5b"/>
    </style:style>
    <style:style style:name="T2" style:family="text">
      <style:text-properties officeooo:rsid="000e55fc"/>
    </style:style>
    <style:style style:name="T3" style:family="text">
      <style:text-properties officeooo:rsid="000fe942"/>
    </style:style>
    <style:style style:name="T4" style:family="text">
      <style:text-properties officeooo:rsid="0016a44b"/>
    </style:style>
    <style:style style:name="T5" style:family="text">
      <style:text-properties officeooo:rsid="00205ffe"/>
    </style:style>
    <style:style style:name="T6" style:family="text">
      <style:text-properties officeooo:rsid="0012d846"/>
    </style:style>
    <style:style style:name="T7" style:family="text">
      <style:text-properties officeooo:rsid="000d6c5b"/>
    </style:style>
    <style:style style:name="T8" style:family="text">
      <style:text-properties officeooo:rsid="0016a44b"/>
    </style:style>
    <style:style style:name="T9" style:family="text">
      <style:text-properties officeooo:rsid="000e55fc"/>
    </style:style>
    <style:style style:name="T10" style:family="text">
      <style:text-properties officeooo:rsid="000fe942"/>
    </style:style>
    <style:style style:name="T11" style:family="text">
      <style:text-properties officeooo:rsid="0012d84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48d9f"/>
    </style:style>
    <style:style style:name="T14" style:family="text">
      <style:text-properties officeooo:rsid="0016200b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fo:font-weight="bold" style:font-weight-asian="bold" style:font-weight-complex="bold"/>
    </style:style>
    <style:style style:name="T17" style:family="text">
      <style:text-properties style:text-line-through-style="solid" style:text-line-through-type="single" officeooo:rsid="000fe942"/>
    </style:style>
    <style:style style:name="T18" style:family="text">
      <style:text-properties officeooo:rsid="00205f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2545810610784" text:id="ct2545810610784">
          <text:deletion>
            <office:change-info>
              <dc:creator>Maël THEULIERE</dc:creator>
              <dc:date>2019-03-01T14:50:27</dc:date>
            </office:change-info>
            <text:p text:style-name="P1">theme<text:span text:style-name="T1">s</text:span>, viridis, <text:span text:style-name="T2">cowplot</text:span>, <text:span text:style-name="T3">htmltools, htmlwidget</text:span>…</text:p>
          </text:deletion>
        </text:changed-region>
        <text:changed-region xml:id="ct2545810615264" text:id="ct2545810615264">
          <text:deletion>
            <office:change-info>
              <dc:creator>Maël THEULIERE</dc:creator>
              <dc:date>2019-02-21T14:46:55</dc:date>
            </office:change-info>
            <text:p text:style-name="P1"><text:span text:style-name="T4">e</text:span></text:p>
          </text:deletion>
        </text:changed-region>
        <text:changed-region xml:id="ct2545810621312" text:id="ct2545810621312">
          <text:deletion>
            <office:change-info>
              <dc:creator>Maël THEULIERE</dc:creator>
              <dc:date>2019-03-01T14:50:27</dc:date>
            </office:change-info>
            <text:p text:style-name="P1">Tmap, Tmaptools, , h<text:span text:style-name="T1">r</text:span>b</text:p>
          </text:deletion>
        </text:changed-region>
        <text:changed-region xml:id="ct2545808967856" text:id="ct2545808967856">
          <text:deletion>
            <office:change-info>
              <dc:creator>Maël THEULIERE</dc:creator>
              <dc:date>2019-03-11T10:30:55</dc:date>
            </office:change-info>
            <text:p text:style-name="P1"><text:span text:style-name="T5">gganimategluewaffle,hrbrthemes,kableExtra</text:span></text:p>
          </text:deletion>
        </text:changed-region>
        <text:changed-region xml:id="ct2545808968080" text:id="ct2545808968080">
          <text:insertion>
            <office:change-info>
              <dc:creator>Maël THEULIERE</dc:creator>
              <dc:date>2019-03-11T10:30:58</dc:date>
            </office:change-info>
          </text:insertion>
        </text:changed-region>
        <text:changed-region xml:id="ct2545770620256" text:id="ct2545770620256">
          <text:deletion>
            <office:change-info>
              <dc:creator>Auteur inconnu</dc:creator>
              <dc:date>2019-02-22T11:41:25</dc:date>
            </office:change-info>
            <text:list xml:id="list588122161" text:style-name="L1">
              <text:list-item>
                <text:p text:style-name="P2">Rajouter systématiquement le nom des tables à utiliser.</text:p>
              </text:list-item>
            </text:list>
          </text:deletion>
        </text:changed-region>
        <text:changed-region xml:id="ct2545770631232" text:id="ct2545770631232">
          <text:insertion>
            <office:change-info>
              <dc:creator>Maël THEULIERE</dc:creator>
              <dc:date>2019-02-21T14:42:35</dc:date>
            </office:change-info>
          </text:insertion>
        </text:changed-region>
        <text:changed-region xml:id="ct2545770621152" text:id="ct2545770621152">
          <text:deletion>
            <office:change-info>
              <dc:creator>Auteur inconnu</dc:creator>
              <dc:date>2019-02-22T11:41:15</dc:date>
            </office:change-info>
            <text:list xml:id="list103108180510279" text:continue-numbering="true" text:style-name="L1">
              <text:list-item>
                <text:p text:style-name="P3">Correction Exercice 6 : rajouter « TypeZone== « Commune » »</text:p>
              </text:list-item>
            </text:list>
          </text:deletion>
        </text:changed-region>
        <text:changed-region xml:id="ct2545770625856" text:id="ct2545770625856">
          <text:deletion>
            <office:change-info>
              <dc:creator>Auteur inconnu</dc:creator>
              <dc:date>2019-02-22T11:41:20</dc:date>
            </office:change-info>
            <text:list xml:id="list103107838258221" text:continue-numbering="true" text:style-name="L1">
              <text:list-item>
                <text:p text:style-name="P3">Correction Exercice 8 : remplacer la partie filter/group_by/summarise par select</text:p>
              </text:list-item>
            </text:list>
          </text:deletion>
        </text:changed-region>
        <text:changed-region xml:id="ct2545770617120" text:id="ct2545770617120">
          <text:insertion>
            <office:change-info>
              <dc:creator>Maël THEULIERE</dc:creator>
              <dc:date>2019-02-21T14:42:49</dc:date>
            </office:change-info>
          </text:insertion>
        </text:changed-region>
        <text:changed-region xml:id="ct2545770617344" text:id="ct2545770617344">
          <text:deletion>
            <office:change-info>
              <dc:creator>Maël THEULIERE</dc:creator>
              <dc:date>2019-03-08T11:57:12</dc:date>
            </office:change-info>
            <text:p text:style-name="P4">Migration des sorties graphiques dans le répertoire /figures</text:p>
          </text:deletion>
        </text:changed-region>
        <text:changed-region xml:id="ct2545770622720" text:id="ct2545770622720">
          <text:deletion>
            <office:change-info>
              <dc:creator>Maël THEULIERE</dc:creator>
              <dc:date>2019-03-05T15:56:24</dc:date>
            </office:change-info>
            <text:p text:style-name="P5">Chapitre 3 : <text:tab/>Fin Création d’un projet <text:span text:style-name="T6">(a rajouter pour chaque module)</text:span>+ github</text:p>
          </text:deletion>
        </text:changed-region>
        <text:changed-region xml:id="ct2545770626304" text:id="ct2545770626304">
          <text:format-change>
            <office:change-info>
              <dc:creator>Auteur inconnu</dc:creator>
              <dc:date>2019-02-25T09:10:49</dc:date>
            </office:change-info>
          </text:format-change>
        </text:changed-region>
        <text:changed-region xml:id="ct2545770627648" text:id="ct2545770627648">
          <text:insertion>
            <office:change-info>
              <dc:creator>Maël THEULIERE</dc:creator>
              <dc:date>2019-02-21T14:44:36</dc:date>
            </office:change-info>
          </text:insertion>
        </text:changed-region>
        <text:changed-region xml:id="ct2545770617568" text:id="ct2545770617568">
          <text:deletion>
            <office:change-info>
              <dc:creator>Maël THEULIERE</dc:creator>
              <dc:date>2019-03-08T11:45:35</dc:date>
            </office:change-info>
            <text:p text:style-name="P5"><text:s/>création de son propre thème</text:p>
          </text:deletion>
        </text:changed-region>
        <text:changed-region xml:id="ct2545770618912" text:id="ct2545770618912">
          <text:deletion>
            <office:change-info>
              <dc:creator>Maël THEULIERE</dc:creator>
              <dc:date>2019-03-05T16:57:31</dc:date>
            </office:change-info>
            <text:p text:style-name="P5">Fin 7.3 theme_set() +</text:p>
          </text:deletion>
        </text:changed-region>
        <text:changed-region xml:id="ct2545770621376" text:id="ct2545770621376">
          <text:deletion>
            <office:change-info>
              <dc:creator>Maël THEULIERE</dc:creator>
              <dc:date>2019-03-08T11:45:35</dc:date>
            </office:change-info>
            <text:p text:style-name="P5">Chapitre 7 : <text:tab/></text:p>
          </text:deletion>
        </text:changed-region>
        <text:changed-region xml:id="ct2545770617792" text:id="ct2545770617792">
          <text:deletion>
            <office:change-info>
              <dc:creator>Auteur inconnu</dc:creator>
              <dc:date>2019-02-22T11:41:40</dc:date>
            </office:change-info>
            <text:p text:style-name="P6">Chapitre 8 : <text:tab/>Symbole € + Echelle % + Séparateur de milliers</text:p>
          </text:deletion>
        </text:changed-region>
        <text:changed-region xml:id="ct2545770618016" text:id="ct2545770618016">
          <text:deletion>
            <office:change-info>
              <dc:creator>Auteur inconnu</dc:creator>
              <dc:date>2019-02-22T11:41:45</dc:date>
            </office:change-info>
            <text:p text:style-name="P7">Chapitre 10 : <text:tab/>dans les titres du facet de l’exercice ; rajouter « logements sociaux »</text:p>
          </text:deletion>
        </text:changed-region>
        <text:changed-region xml:id="ct2545770632128" text:id="ct2545770632128">
          <text:deletion>
            <office:change-info>
              <dc:creator>Auteur inconnu</dc:creator>
              <dc:date>2019-02-22T11:41:51</dc:date>
            </office:change-info>
            <text:p text:style-name="P8">supprimer la phrase « pour l’instant encore dans sa version de développement »</text:p>
          </text:deletion>
        </text:changed-region>
        <text:changed-region xml:id="ct2545770631456" text:id="ct2545770631456">
          <text:deletion>
            <office:change-info>
              <dc:creator>Auteur inconnu</dc:creator>
              <dc:date>2019-02-22T11:41:54</dc:date>
            </office:change-info>
            <text:p text:style-name="P8">fin 12.1 ; alerter sur les cendroïd France Entière</text:p>
          </text:deletion>
        </text:changed-region>
        <text:changed-region xml:id="ct2545810609440" text:id="ct2545810609440">
          <text:deletion>
            <office:change-info>
              <dc:creator>Maël THEULIERE</dc:creator>
              <dc:date>2019-03-11T10:27:44</dc:date>
            </office:change-info>
            <text:p text:style-name="P6"><text:span text:style-name="T3">12.2.3 ; problème d’affichage de la carte exemple avec facet</text:span></text:p>
          </text:deletion>
        </text:changed-region>
        <text:changed-region xml:id="ct2545770632576" text:id="ct2545770632576">
          <text:format-change>
            <office:change-info>
              <dc:creator>Auteur inconnu</dc:creator>
              <dc:date>2019-02-25T09:11:08</dc:date>
            </office:change-info>
          </text:format-change>
        </text:changed-region>
        <text:changed-region xml:id="ct2545770632800" text:id="ct2545770632800">
          <text:insertion>
            <office:change-info>
              <dc:creator>Maël THEULIERE</dc:creator>
              <dc:date>2019-02-21T14:46:04</dc:date>
            </office:change-info>
          </text:insertion>
        </text:changed-region>
        <text:changed-region xml:id="ct2545770633024" text:id="ct2545770633024">
          <text:format-change>
            <office:change-info>
              <dc:creator>Auteur inconnu</dc:creator>
              <dc:date>2019-02-25T09:11:02</dc:date>
            </office:change-info>
          </text:format-change>
        </text:changed-region>
        <text:changed-region xml:id="ct2545770631904" text:id="ct2545770631904">
          <text:deletion>
            <office:change-info>
              <dc:creator>Auteur inconnu</dc:creator>
              <dc:date>2019-02-25T09:11:36</dc:date>
            </office:change-info>
            <text:p text:style-name="P9">retire le group_by qui ne sert à rien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57493986" text:style-name="L2">
        <text:list-item>
          <text:p text:style-name="P26">Généralités</text:p>
        </text:list-item>
      </text:list>
      <text:p text:style-name="P1"/>
      <text:p text:style-name="P9">Quid de leur montrer ce qu’est une fonction ?</text:p>
      <text:p text:style-name="P11">Souhait des stagiaires :</text:p>
      <text:list xml:id="list2558130269" text:style-name="L3">
        <text:list-item>
          <text:p text:style-name="P30">avoir plus de temps sur différents geom_XX</text:p>
        </text:list-item>
        <text:list-item>
          <text:p text:style-name="P30">superposition de geom_XX <text:span text:style-name="T6">( dans exercice)</text:span></text:p>
        </text:list-item>
        <text:list-item>
          <text:p text:style-name="P30">application à leurs propres données</text:p>
        </text:list-item>
      </text:list>
      <text:p text:style-name="P11"/>
      <text:p text:style-name="P11">Quid dédoubler la formation : statique/interactive.</text:p>
      <text:p text:style-name="P1"/>
      <text:list xml:id="list103106779824908" text:continue-list="list2457493986" text:style-name="L2">
        <text:list-item>
          <text:p text:style-name="P31">Ajout à faire</text:p>
        </text:list-item>
      </text:list>
      <text:p text:style-name="P1"/>
      <text:p text:style-name="P1"><text:span text:style-name="T1">D</text:span>ans le pack d’installation :</text:p>
      <text:p text:style-name="P1"><text:change text:change-id="ct2545810610784"/><text:change text:change-id="ct2545810615264"/><text:change text:change-id="ct2545810621312"/><text:change text:change-id="ct2545808967856"/><text:change-start text:change-id="ct2545808968080"/><text:span text:style-name="T5">...</text:span><text:change-end text:change-id="ct2545808968080"/></text:p>
      <text:p text:style-name="P1"/>
      <text:p text:style-name="P1">Dans les exercices :</text:p>
      <text:list xml:id="list103107640819161" text:continue-list="list103107838258221" text:style-name="L1">
        <text:list-item>
          <text:p text:style-name="P2"><text:change text:change-id="ct2545770620256"/></text:p>
        </text:list-item>
        <text:list-item>
          <text:p text:style-name="P32">Rajouter le nom des variables à utiliser ? <text:change-start text:change-id="ct2545770631232"/><text:span text:style-name="T14">Ou alléger les tables d’exercice</text:span><text:change-end text:change-id="ct2545770631232"/><text:span text:style-name="T14"> </text:span></text:p>
        </text:list-item>
        <text:list-item>
          <text:p text:style-name="P29">Correction de l’exercice 5 ; rajouter la version avec tmap. Attention st_as_sf(Carte_EPCI_France) à mettre avant</text:p>
        </text:list-item>
        <text:list-item>
          <text:p text:style-name="P3"><text:change text:change-id="ct2545770621152"/></text:p>
        </text:list-item>
        <text:list-item>
          <text:p text:style-name="P3"><text:change text:change-id="ct2545770625856"/></text:p>
        </text:list-item>
      </text:list>
      <text:p text:style-name="P20"><text:change-start text:change-id="ct2545770617120"/></text:p>
      <text:p text:style-name="P20">Faire des exercices sur d’autre<text:span text:style-name="T4">s</text:span> geom <text:span text:style-name="T4">voir sur une supperposition de geom </text:span>pour montrer la richesse de ggplot et l’intér<text:span text:style-name="T4">ê</text:span>t par rapport à excel</text:p>
      <text:p text:style-name="P20"/>
      <text:p text:style-name="P4"><text:change-end text:change-id="ct2545770617120"/><text:change text:change-id="ct2545770617344"/></text:p>
      <text:p text:style-name="P4"/>
      <text:p text:style-name="P6">Au début de chaque chapitre, rappeler les library à charger.</text:p>
      <text:p text:style-name="P20"/>
      <text:p text:style-name="P5"><text:change text:change-id="ct2545770622720"/></text:p>
      <text:p text:style-name="P5">Chapitre 4 : <text:tab/><text:change-start text:change-id="ct2545770626304"/><text:span text:style-name="T15">Fin 4.2 addin colourpickers </text:span><text:change-end text:change-id="ct2545770626304"/><text:change-start text:change-id="ct2545770627648"/></text:p>
      <text:p text:style-name="P20">Chapitre 6,2 : <text:s/>Préciser comment ne pas afficher une légende avec guides<text:change-end text:change-id="ct2545770627648"/></text:p>
      <text:p text:style-name="P5"><text:change text:change-id="ct2545770617568"/><text:change text:change-id="ct2545770618912"/><text:change text:change-id="ct2545770621376"/></text:p>
      <text:p text:style-name="P6"><text:change text:change-id="ct2545770617792"/></text:p>
      <text:p text:style-name="P7"><text:change text:change-id="ct2545770618016"/></text:p>
      <text:p text:style-name="P8">Chapitre 12 : <text:tab/>début ; présentation de sf et data (World)</text:p>
      <text:p text:style-name="P8"><text:tab/><text:tab/><text:change text:change-id="ct2545770632128"/></text:p>
      <text:p text:style-name="P8"><text:tab/><text:tab/><text:change text:change-id="ct2545770631456"/></text:p>
      <text:p text:style-name="P8"><text:tab/><text:tab/>12.2 ; attention dans tm_polygons arguments « n= » ne fonctionne pas bien. Utilisation de breaks ?</text:p>
      <text:p text:style-name="P6"><text:tab/><text:tab/><text:change text:change-id="ct2545810609440"/></text:p>
      <text:p text:style-name="P6"><text:tab/><text:tab/><text:change-start text:change-id="ct2545770632576"/><text:span text:style-name="T17">12.2.5 ; différencier le titre de la légende du titre de la carte pour mieux distinguer quels arguments changer.</text:span><text:change-end text:change-id="ct2545770632576"/><text:change-start text:change-id="ct2545770632800"/></text:p>
      <text:p text:style-name="P21">Rajouter l’instruction pour sauvegarder une carte tmap<text:change-end text:change-id="ct2545770632800"/></text:p>
      <text:p text:style-name="P9">Chapitre 13 :<text:tab/><text:change-start text:change-id="ct2545770633024"/><text:span text:style-name="T15">Exercice ; « part </text:span><text:span text:style-name="T16">communale</text:span><text:span text:style-name="T15"> de logements »</text:span><text:change-end text:change-id="ct2545770633024"/></text:p>
      <text:p text:style-name="P9">Chapitre 14 : <text:tab/>14.1.2 ; <text:change text:change-id="ct2545770631904"/></text:p>
      <text:p text:style-name="P9"><text:tab/><text:tab/><text:tab/> Rajouter à la fin <text:span text:style-name="T12">%&gt; % browsable()</text:span></text:p>
      <text:p text:style-name="P18"><text:tab/><text:tab/>14.2 : alerte sur le fait que leaflet ne connaît qu<text:span text:style-name="T13">e</text:span> le WGS84</text:p>
      <text:p text:style-name="P18"><text:tab/><text:tab/>rajouter l’enregistrement ; saveWidget()</text:p>
      <text:list xml:id="list103107596840895" text:continue-list="list103106779824908" text:style-name="L2">
        <text:list-item>
          <text:p text:style-name="P26">Timing</text:p>
          <text:p text:style-name="P26"><text:soft-page-break/>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3">Chapitre</text:p>
          </table:table-cell>
          <table:table-cell table:style-name="Tableau1.A1" office:value-type="string">
            <text:p text:style-name="P23">Début</text:p>
          </table:table-cell>
          <table:table-cell table:style-name="Tableau1.C1" office:value-type="string">
            <text:p text:style-name="P23">Fin</text:p>
          </table:table-cell>
        </table:table-row>
        <table:table-row>
          <table:table-cell table:style-name="Tableau1.A8" office:value-type="string">
            <text:p text:style-name="P22">Chapitre 1</text:p>
          </table:table-cell>
          <table:table-cell table:style-name="Tableau1.B8" office:value-type="string">
            <text:p text:style-name="P22">9h25</text:p>
          </table:table-cell>
          <table:table-cell table:style-name="Tableau1.C8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22">Chapitre 3</text:p>
          </table:table-cell>
          <table:table-cell table:style-name="Tableau1.B8" office:value-type="string">
            <text:p text:style-name="P22">9h30</text:p>
          </table:table-cell>
          <table:table-cell table:style-name="Tableau1.C8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22">Chapitre 4</text:p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P22">10h55 (avec correction)</text:p>
          </table:table-cell>
        </table:table-row>
        <table:table-row>
          <table:table-cell table:style-name="Tableau1.A8" office:value-type="string">
            <text:p text:style-name="P22">Chapitre 6</text:p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P22">11h45</text:p>
          </table:table-cell>
        </table:table-row>
        <table:table-row>
          <table:table-cell table:style-name="Tableau1.A8" office:value-type="string">
            <text:p text:style-name="P22">Chapitre 7</text:p>
          </table:table-cell>
          <table:table-cell table:style-name="Tableau1.B8" office:value-type="string">
            <text:p text:style-name="P22">13h30</text:p>
          </table:table-cell>
          <table:table-cell table:style-name="Tableau1.C8" office:value-type="string">
            <text:p text:style-name="P22">14h30</text:p>
          </table:table-cell>
        </table:table-row>
        <table:table-row>
          <table:table-cell table:style-name="Tableau1.A8" office:value-type="string">
            <text:p text:style-name="P22">Chapitre 8</text:p>
          </table:table-cell>
          <table:table-cell table:style-name="Tableau1.B8" office:value-type="string">
            <text:p text:style-name="P22">14h30</text:p>
          </table:table-cell>
          <table:table-cell table:style-name="Tableau1.C8" office:value-type="string">
            <text:p text:style-name="P22">15h50</text:p>
          </table:table-cell>
        </table:table-row>
        <table:table-row>
          <table:table-cell table:style-name="Tableau1.A8" office:value-type="string">
            <text:p text:style-name="P22">Chapitre 9</text:p>
          </table:table-cell>
          <table:table-cell table:style-name="Tableau1.B8" office:value-type="string">
            <text:p text:style-name="P22">16h00</text:p>
          </table:table-cell>
          <table:table-cell table:style-name="Tableau1.C8" office:value-type="string">
            <text:p text:style-name="Table_20_Contents"/>
          </table:table-cell>
        </table:table-row>
        <table:table-row>
          <table:table-cell table:style-name="Tableau1.A9" office:value-type="string">
            <text:p text:style-name="Table_20_Contents"/>
          </table:table-cell>
          <table:table-cell table:style-name="Tableau1.B9" office:value-type="string">
            <text:p text:style-name="Table_20_Contents"/>
          </table:table-cell>
          <table:table-cell table:style-name="Tableau1.C9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22">Chapitre 11</text:p>
          </table:table-cell>
          <table:table-cell table:style-name="Tableau1.B10" office:value-type="string">
            <text:p text:style-name="P22">9h00</text:p>
          </table:table-cell>
          <table:table-cell table:style-name="Tableau1.C10" office:value-type="string">
            <text:p text:style-name="Table_20_Contents"/>
          </table:table-cell>
        </table:table-row>
        <table:table-row>
          <table:table-cell table:style-name="Tableau1.A13" office:value-type="string">
            <text:p text:style-name="P24">Chapitre 12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P24">12h00 (avec 50min d’exercice)</text:p>
          </table:table-cell>
        </table:table-row>
        <table:table-row>
          <table:table-cell table:style-name="Tableau1.A12" office:value-type="string">
            <text:p text:style-name="P24">Chapitre 13</text:p>
          </table:table-cell>
          <table:table-cell table:style-name="Tableau1.B12" office:value-type="string">
            <text:p text:style-name="P24">13h15</text:p>
          </table:table-cell>
          <table:table-cell table:style-name="Tableau1.C12" office:value-type="string">
            <text:p text:style-name="Table_20_Contents"/>
          </table:table-cell>
        </table:table-row>
        <table:table-row>
          <table:table-cell table:style-name="Tableau1.A13" office:value-type="string">
            <text:p text:style-name="P24">Chapitre 14</text:p>
          </table:table-cell>
          <table:table-cell table:style-name="Tableau1.B13" office:value-type="string">
            <text:p text:style-name="P24"/>
          </table:table-cell>
          <table:table-cell table:style-name="Tableau1.C13" office:value-type="string">
            <text:p text:style-name="P24">14h50 (avant exercice)</text:p>
          </table:table-cell>
        </table:table-row>
      </table:table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31:06.305000000</meta:creation-date>
    <meta:editing-duration>P0D</meta:editing-duration>
    <meta:editing-cycles>1</meta:editing-cycles>
    <meta:generator>LibreOffice/6.0.5.2$Windows_X86_64 LibreOffice_project/54c8cbb85f300ac59db32fe8a675ff7683cd5a16</meta:generator>
    <meta:document-statistic meta:table-count="1" meta:image-count="0" meta:object-count="0" meta:page-count="2" meta:paragraph-count="60" meta:word-count="283" meta:character-count="1642" meta:non-whitespace-character-count="1399"/>
  </office:meta>
</office:document-meta>
</file>